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  <style:style style:name="ce25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 data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6000 bytes/minute 10% PER MPP @ SNR3k 12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bits (payload bits/packet)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1042.42424242424" calcext:value-type="float">
            <text:p>1,042.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818.18181818182" calcext:value-type="float">
            <text:p>7,818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6254.54545454546" calcext:value-type="float">
            <text:p>6,254.5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2250" calcext:value-type="float">
            <text:p>2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3.60273974566038" calcext:value-type="float">
            <text:p>3.60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5]+SUM([.C36:.C38])+10*LOG10([.C32]/[.C33])" office:value-type="float" office:value="9.60273974566038" calcext:value-type="float">
            <text:p>9.60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2.71mm" draw:caption-point-x="-6.1mm" draw:caption-point-y="15.1mm">
              <dc:creator>D</dc:creator>
              <dc:date>2020-06-10T00:00:00</dc:date>
              <text:p text:style-name="P1">This 2.5dB difference </text:p>
              <text:p text:style-name="P1">requires investigating. <text:s/>Suspect it’s because packet is shorter than 2x Doppler (fade duration)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125" calcext:value-type="float">
            <text:p>1125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3000 bytes/minute 10% PER MPP @ SNR3k 7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bits (payload bits/packet)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3.96" calcext:value-type="float">
            <text:p>3.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52525252525252" calcext:value-type="float">
            <text:p>0.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521.212121212121" calcext:value-type="float">
            <text:p>52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909.09090909091" calcext:value-type="float">
            <text:p>3,909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3127.27272727273" calcext:value-type="float">
            <text:p>3,127.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0.592439789020567" calcext:value-type="float">
            <text:p>0.59</text:p>
          </table:table-cell>
          <table:table-cell/>
          <table:table-cell office:value-type="string" calcext:value-type="string">
            <text:p>simulation 1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5]+SUM([.C36:.C38])+10*LOG10([.C32]/[.C33])" office:value-type="float" office:value="6.59243978902057" calcext:value-type="float">
            <text:p>6.59</text:p>
          </table:table-cell>
          <table:table-cell/>
          <table:table-cell office:value-type="string" calcext:value-type="string">
            <office:annotation draw:style-name="gr2" draw:text-style-name="P2" svg:width="28.99mm" svg:height="25.71mm" svg:x="168.29mm" svg:y="162.71mm" draw:caption-point-x="-6.1mm" draw:caption-point-y="15.1mm">
              <dc:creator>D</dc:creator>
              <dc:date>2020-06-10T00:00:00</dc:date>
              <text:p text:style-name="P1">Note bang on with theory, packet duration (4s) 4x fade duration (1Hz or 1s)</text:p>
            </office:annotation>
            <text:p>About 7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/>
          <table:table-cell office:value-type="string" calcext:value-type="string">
            <text:p>We really should add some tx diversity</text:p>
          </table:table-cell>
        </table:table-row>
      </table:table>
      <table:table table:name="ofdm data c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1/2 H256_768 code, est 1000 bytes/min down to SNR3k 5dB AWGN/multipath (but acquisition needs some work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bits (payload bits/packet)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768" calcext:value-type="float">
            <text:p>7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792" calcext:value-type="float">
            <text:p>7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396" calcext:value-type="float">
            <text:p>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11" calcext:value-type="float">
            <text:p>1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1.21" calcext:value-type="float">
            <text:p>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826446280991735" calcext:value-type="float">
            <text:p>0.8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211.570247933884" calcext:value-type="float">
            <text:p>211.5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1586.77685950413" calcext:value-type="float">
            <text:p>1,586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269.42148760331" calcext:value-type="float">
            <text:p>1,269.4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3.5" calcext:value-type="float">
            <text:p>-3.5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7])+10*LOG10([.C32]/[.C33])" office:value-type="float" office:value="-4.90756021097943" calcext:value-type="float">
            <text:p>-4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06:15:44.612280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0-06-10T07:27:50.609346751</dc:date>
    <meta:editing-duration>P1DT13H10M47S</meta:editing-duration>
    <meta:editing-cycles>53</meta:editing-cycles>
    <meta:generator>LibreOffice/6.0.7.3$Linux_X86_64 LibreOffice_project/00m0$Build-3</meta:generator>
    <dc:creator>David </dc:creator>
    <meta:document-statistic meta:table-count="6" meta:cell-count="508" meta:object-count="0"/>
  </office:meta>
</office:document-meta>
</file>